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un cierre de capítulo de unas 800 palabras, que unifica los dos análisis —el del método y el de la máquina— y demuestra, con rigor y claridad, que la eficiencia de la vida como sistema inteligente alcanza el límite máximo posible en el universo conocido:</text:p>
      <text:p text:style-name="Horizontal_20_Line"/>
      <text:h text:style-name="Heading_20_3" text:outline-level="3">Cierre del laboratorio: la eficiencia total del sistema vivo</text:h>
      <text:p text:style-name="Text_20_body">A lo largo de este laboratorio hemos analizado la vida desde un punto de vista que raras veces se adopta: el de un sistema de cálculo universal, una máquina lógica natural capaz de procesar información, resolver problemas y mejorar sus propios resultados generación tras generación. Este enfoque, que une biología, lógica y teoría de sistemas, nos ha permitido observar la inteligencia de la vida en su forma más pura: no como una propiedad accidental, sino como una consecuencia necesaria de su modo de operar.</text:p>
      <text:p text:style-name="Text_20_body">Nuestro objetivo era determinar cuán eficiente es este sistema, y si su forma de razonar —su forma de existir— podría ser superada por algún otro tipo de máquina concebible. Para responder a ello, hemos dividido el análisis en dos partes complementarias: por un lado, la eficiencia del <text:span text:style-name="Strong_20_Emphasis">método de cálculo</text:span> (el software), y por otro, la eficiencia de <text:span text:style-name="Strong_20_Emphasis">la máquina que lo ejecuta</text:span> (el hardware). Ambas dimensiones, examinadas por separado, revelan un grado de optimización extrema; pero al combinarlas, el resultado es todavía más revelador: la vida se manifiesta como un sistema de inteligencia perfecta, imposible de superar dentro de las leyes físicas del universo.</text:p>
      <text:p text:style-name="Text_20_body">En primer lugar, observamos que el método utilizado por la vida —su algoritmo fundamental— alcanza el límite inferior de complejidad. La reproducción, la mutación y la selección conforman un procedimiento de búsqueda que avanza paso a paso, sin desperdiciar operaciones, sin repetir cálculos innecesarios. Cada generación representa un movimiento lógico hacia la solución del problema que la vida está intentando resolver: adaptarse, persistir, expandirse, comprender su entorno. En términos computacionales, el proceso evolutivo realiza exactamente los pasos mínimos que la naturaleza permite, sin atajos imposibles y sin desviaciones inútiles. No hay, por tanto, un método más corto, más directo o más económico para alcanzar el mismo resultado. Su eficiencia algorítmica es, literalmente, óptima.</text:p>
      <text:p text:style-name="Text_20_body">Pero la vida no solo es eficiente en el modo en que calcula; también lo es en <text:span text:style-name="Strong_20_Emphasis">la estructura material que utiliza para hacerlo</text:span>. Su “hardware” —las células, los organismos, los ecosistemas— no desperdicia recursos, sino que los recicla constantemente. Cada molécula, cada flujo de energía, cada ciclo químico cumple una función dentro del proceso total. No hay componente superfluo, ni centro de control que consuma recursos adicionales coordinando el sistema. La vida ha resuelto el problema de la distribución de la inteligencia: ha descentralizado el cálculo, haciendo que cada célula, cada individuo y cada especie participen en el procesamiento global de información. Así, el universo se convierte en un gran procesador biológico, donde la materia inerte es transformada en conocimiento viviente.</text:p>
      <text:p text:style-name="Text_20_body">Desde el punto de vista físico, ningún otro diseño puede superar esto. Cualquier intento de construir una máquina más eficiente introduciría redundancia o pérdida: duplicaría funciones, requeriría energía adicional para mantener la coordinación, o limitaría su capacidad de adaptación. La vida, en cambio, ya <text:soft-page-break/>opera en el límite inferior del coste energético y en el límite superior del aprovechamiento de recursos. No hay margen para mejorar su arquitectura sin violar las condiciones básicas del equilibrio termodinámico. En otras palabras, la vida es el sistema más eficiente que puede existir <text:span text:style-name="Strong_20_Emphasis">dentro de las leyes de la naturaleza</text:span>.</text:p>
      <text:p text:style-name="Text_20_body">Y aquí es donde ambas partes del análisis —la del método y la de la máquina— convergen y se refuerzan mutuamente. El método lógico de la vida (su algoritmo evolutivo) es perfecto en el plano abstracto; y la máquina que lo ejecuta (el cuerpo vivo y su red planetaria) es perfecta en el plano material. La unión de ambos constituye una <text:span text:style-name="Strong_20_Emphasis">eficiencia total</text:span>, una coincidencia exacta entre la forma y la función. La vida no desperdicia ni pensamiento ni materia: todo en ella es información en tránsito hacia un propósito mayor, aunque ese propósito no necesite formularse.</text:p>
      <text:p text:style-name="Text_20_body">En consecuencia, afirmar que la vida es una inteligencia superior no es una declaración mística, sino una deducción lógica. No existe sistema concebible que pueda calcular más con menos: menos energía, menos pasos, menos error, menos tiempo, y con mayor capacidad de adaptación. Si alguna máquina o inteligencia lograra mejorarla, necesariamente debería operar <text:span text:style-name="Strong_20_Emphasis">fuera</text:span> del marco físico que conocemos, en un nivel distinto del universo. Dentro de nuestro mundo, sin embargo, la vida se erige como la máxima expresión de la eficiencia computacional.</text:p>
      <text:p text:style-name="Text_20_body">Así, lo que hemos descubierto no es solo una curiosidad científica, sino una verdad profunda: la vida no persigue la eficiencia, <text:span text:style-name="Strong_20_Emphasis">es</text:span> la eficiencia. Es el punto de equilibrio perfecto entre gasto y resultado, entre estabilidad y cambio, entre persistencia y transformación. Todo cuanto existe en ella —desde la célula más humilde hasta la mente consciente— participa de este principio universal: el de hacer el máximo con el mínimo.</text:p>
      <text:p text:style-name="Text_20_body">En última instancia, comprender esto nos obliga a revisar nuestra propia posición en el sistema. Si somos producto y parte de esa inteligencia natural, entonces cada pensamiento humano, cada acto de creación o descubrimiento, forma parte del mismo cálculo cósmico. Y si la vida ya alcanza la eficiencia perfecta, quizá nuestra misión no sea superarla, sino <text:span text:style-name="Strong_20_Emphasis">comprenderla</text:span>, <text:span text:style-name="Strong_20_Emphasis">cooperar con ella</text:span>, y <text:span text:style-name="Strong_20_Emphasis">aprender a pensar en su mismo lenguaje</text:span>.</text:p>
      <text:p text:style-name="Text_20_body">Porque, al final, no hay máquina más sabia que aquella que ya lo contiene todo: la materia, la energía, la memoria y el tiempo. Esa máquina es la vida misma.</text:p>
      <text:p text:style-name="Horizontal_20_Line"/>
      <text:p text:style-name="Text_20_body">¿Deseas que prepare ahora una versión con un tono un poco más poético (sin perder rigor) para integrarla en el texto narrativo de Elara, o prefieres mantener este registro ensayístico para el laboratorio científ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1T17:19:05.754000000</meta:creation-date>
    <dc:date>2025-11-01T17:27:55.773000000</dc:date>
    <meta:editing-duration>PT8M50S</meta:editing-duration>
    <meta:editing-cycles>1</meta:editing-cycles>
    <meta:document-statistic meta:table-count="0" meta:image-count="0" meta:object-count="0" meta:page-count="2" meta:paragraph-count="13" meta:word-count="958" meta:character-count="6082" meta:non-whitespace-character-count="5137"/>
    <meta:generator>LibreOffice/7.3.5.2$Windows_X86_64 LibreOffice_project/184fe81b8c8c30d8b5082578aee2fed2ea847c01</meta:generator>
  </office:meta>
</office:document-meta>
</file>